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179cf" officeooo:paragraph-rsid="000179cf" style:font-weight-asian="bold" style:font-weight-complex="bold"/>
    </style:style>
    <style:style style:name="P2" style:family="paragraph" style:parent-style-name="Standard">
      <style:paragraph-properties fo:text-align="start" style:justify-single-word="false"/>
      <style:text-properties fo:font-weight="bold" officeooo:rsid="000179cf" officeooo:paragraph-rsid="000179cf" style:font-weight-asian="bold" style:font-weight-complex="bold"/>
    </style:style>
    <style:style style:name="P3" style:family="paragraph" style:parent-style-name="Standard">
      <style:paragraph-properties fo:text-align="start" style:justify-single-word="false" fo:break-before="page"/>
      <style:text-properties fo:font-weight="bold" officeooo:rsid="00032fdc" officeooo:paragraph-rsid="00032fdc" style:font-weight-asian="bold" style:font-weight-complex="bold"/>
    </style:style>
    <style:style style:name="P4" style:family="paragraph" style:parent-style-name="Standard">
      <style:paragraph-properties fo:text-align="start" style:justify-single-word="false"/>
      <style:text-properties fo:font-weight="normal" officeooo:rsid="000179cf" officeooo:paragraph-rsid="000179cf" style:font-weight-asian="normal" style:font-weight-complex="normal"/>
    </style:style>
    <style:style style:name="P5" style:family="paragraph" style:parent-style-name="Standard">
      <style:paragraph-properties fo:text-align="start" style:justify-single-word="false"/>
      <style:text-properties fo:font-weight="normal" officeooo:rsid="000179cf" officeooo:paragraph-rsid="00024288" style:font-weight-asian="normal" style:font-weight-complex="normal"/>
    </style:style>
    <style:style style:name="P6" style:family="paragraph" style:parent-style-name="Standard">
      <style:paragraph-properties fo:text-align="start" style:justify-single-word="false"/>
      <style:text-properties fo:font-weight="normal" officeooo:rsid="00032fdc" officeooo:paragraph-rsid="00032fdc" style:font-weight-asian="normal" style:font-weight-complex="normal"/>
    </style:style>
    <style:style style:name="P7" style:family="paragraph" style:parent-style-name="Standard">
      <style:paragraph-properties fo:text-align="start" style:justify-single-word="false"/>
      <style:text-properties fo:font-weight="normal" officeooo:rsid="0004f70b" officeooo:paragraph-rsid="0004f70b" style:font-weight-asian="normal" style:font-weight-complex="normal"/>
    </style:style>
    <style:style style:name="T1" style:family="text">
      <style:text-properties officeooo:rsid="00024288"/>
    </style:style>
    <style:style style:name="T2" style:family="text">
      <style:text-properties officeooo:rsid="0006cf35"/>
    </style:style>
    <style:style style:name="T3" style:family="text">
      <style:text-properties officeooo:rsid="000763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ation Retrieval Final Project</text:p>
      <text:p text:style-name="P1">Barr Israel, 321620049</text:p>
      <text:p text:style-name="P1">Stanislav Tokarev, 337708978</text:p>
      <text:p text:style-name="P2">Introduction:</text:p>
      <text:p text:style-name="P4">In this project we will complete 3 information retrieval tasks on the datasets given to us:</text:p>
      <text:p text:style-name="P2">1. Language modeling:</text:p>
      <text:p text:style-name="P4">We will train a language model on Political Bias documents, as is, without stop words, after case folding and after stemming and analyze the differences between the different models.</text:p>
      <text:p text:style-name="P2">2. Text Classification:</text:p>
      <text:p text:style-name="P4">With the added News Fairness documents, we will train 4 classifiers to classify between Political Bias documents and News Fairness documents and analyze and compare the results of each classifier.</text:p>
      <text:p text:style-name="P2">3. Text Clustering:</text:p>
      <text:p text:style-name="P4">With the added Social Bias and Bias Mitigation documents, we will cluster all the documents using a K-means algorithm, analyze the result and explain the different clusters that were created.</text:p>
      <text:p text:style-name="P4"/>
      <text:p text:style-name="P5">We will solve these tasks using different models and methods <text:span text:style-name="T3">mostly f</text:span>rom the sklearn library, and some manual exploration of the results in Pandas DataFrames <text:span text:style-name="T1">and</text:span> NumPy matrices.</text:p>
      <text:p text:style-name="P3">Summary:</text:p>
      <text:p text:style-name="P6">In this project we have performed 3 different Information Retrieval tasks and analyzed their results.</text:p>
      <text:p text:style-name="P6">We have seen that real-life models do not always perform idealy for various different reasons.</text:p>
      <text:p text:style-name="P6">1. ….</text:p>
      <text:p text:style-name="P6">2. In the text classification task, we have seen that some documents might appear to fit in the other class based on the words commonly used in them, and some documents might potentially fit in both classes, which is problematic in a one-of classification like we have done here.</text:p>
      <text:p text:style-name="P7">3. In the text clustering task, we have seen that despite the clusters we intended to create, it is possible there are a different set of “labels” that better separate the given documents, in our case, the K-means algorithm appears to have clustered the document to “News <text:span text:style-name="T2">Fairness</text:span>”,”Social”,”Bias in AI”,”Bias <text:span text:style-name="T2">unrelated to</text:span> AI” rather than the “News <text:span text:style-name="T2">Fairness</text:span>”, “Social Bias”, “Political Bias”, “<text:span text:style-name="T2">Bias Mitigation” clusters we have us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13:42:56.992047556</meta:creation-date>
    <dc:date>2024-04-09T13:59:56.237201337</dc:date>
    <meta:editing-duration>PT16M58S</meta:editing-duration>
    <meta:editing-cycles>6</meta:editing-cycles>
    <meta:generator>LibreOffice/24.2.2.2$Linux_X86_64 LibreOffice_project/a7b2f24c2ed9bf29ab9f41c0aa22edaed88781c9</meta:generator>
    <meta:document-statistic meta:table-count="0" meta:image-count="0" meta:object-count="0" meta:page-count="2" meta:paragraph-count="18" meta:word-count="303" meta:character-count="1918" meta:non-whitespace-character-count="1633"/>
  </office:meta>
</office:document-meta>
</file>